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stroke-dash="Fine_20_Dotted"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Fine_20_Dotted" svg:stroke-width="0cm" svg:stroke-color="#000000"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60" dr3d:edge-rounding="10%" dr3d:back-scale="100%" dr3d:end-angle="3600" dr3d:backface-culling="enabled" dr3d:close-front="true" dr3d:close-back="true" dr3d:normals-kind="object" dr3d:normals-direction="inverse" dr3d:texture-filter="enabled" dr3d:diffuse-color="#00b8ff" dr3d:emissive-color="#000000" dr3d:specular-color="#ffffff" dr3d:shininess="100%" dr3d:shadow="hidden"/>
    </style:style>
    <style:style style:name="gr3" style:family="graphic" style:parent-style-name="standard">
      <style:graphic-properties draw:stroke="solid" draw:fill="solid"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20pt" style:font-size-asian="20pt" style:font-size-complex="20pt"/>
    </style:style>
    <style:style style:name="P3" style:family="paragraph">
      <style:text-properties fo:font-size="20pt" fo:font-weight="bold" style:font-size-asian="20pt" style:font-weight-asian="bold" style:font-size-complex="20pt" style:font-weight-complex="bold"/>
    </style:style>
    <style:style style:name="T1"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adrão">
        <dr3d:scene draw:style-name="gr1" svg:width="14.546cm" svg:height="12.6cm" svg:x="3.354cm" svg:y="2.7cm" dr3d:transform="matrix (1 0 0 0 0.939692620785931 0.342020143325607 0 -0.342020143325607 0.939692620785931 0cm 7.75293396779432cm 2.82183719250792cm)" dr3d:vrp="(0 0 38574.2857142857)" dr3d:vpn="(0 0 28574.2857142857)" dr3d:projection="perspective" dr3d:distance="10cm" dr3d:focal-length="10cm" dr3d:shadow-slant="0" dr3d:shade-mode="gouraud" dr3d:ambient-color="#999999" dr3d:lighting-mode="false">
          <dr3d:light dr3d:diffuse-color="#cccccc" dr3d:direction="(0.169772715794713 0.974370064785178 0.147581170283391)"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2" draw:layer="layout" dr3d:transform="matrix (1.89145946774655 -0.0326312116339272 -0.0252396955638271 0.0158618699966137 1.73943172465704 -0.731194615208575 0.0677624934188654 0.503670579144239 0.875675791608102 2.88517385112182cm 5.6242173613778cm -6.04714365053954cm)" svg:viewBox="-1 -13001 5001 9501" svg:d="m0-3500 466-346 452-402 216-224 206-242 196-259 183-278 168-297 152-318 133-339 113-361 91-384 68-408 42-433 14-459-14-459-42-433-68-408-91-384-113-361-133-339-152-318-168-297-183-278-196-259-206-242-216-224-452-402-466-346 509 25 494 72 478 118 458 160 437 201 412 239 386 275 355 307 324 338 289 366 251 392 212 415 169 435 124 454 76 470 26 483-26 483-76 470-124 454-169 435-212 415-251 392-289 366-324 338-355 307-386 275-412 239-437 201-458 160-478 118-494 72zm4491 25zm-5001-9501z"/>
        </dr3d:scene>
        <draw:custom-shape draw:style-name="gr3" draw:text-style-name="P1" draw:layer="layout" svg:width="0.5cm" svg:height="0.5cm" svg:x="10.9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5cm" svg:height="0.5cm" svg:x="5.5cm" svg:y="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1.328cm" svg:height="1.038cm" svg:x="4.572cm" svg:y="6.3cm">
          <draw:text-box>
            <text:p text:style-name="P2"><text:span text:style-name="T1">p2</text:span></text:p>
          </draw:text-box>
        </draw:frame>
        <draw:frame draw:style-name="gr4" draw:text-style-name="P3" draw:layer="layout" svg:width="1.328cm" svg:height="1.038cm" svg:x="10.072cm" svg:y="11.262cm">
          <draw:text-box>
            <text:p text:style-name="P2"><text:span text:style-name="T1">p1</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dash" draw:stroke-dash="Fine_20_Dotted"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cm" fo:page-height="16.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iago Gomes</meta:initial-creator>
    <meta:creation-date>2011-09-07T18:54:58</meta:creation-date>
    <dc:date>2011-09-07T19:41:31</dc:date>
    <dc:creator>Thiago Gomes</dc:creator>
    <meta:editing-duration>PT24M30S</meta:editing-duration>
    <meta:editing-cycles>4</meta:editing-cycles>
    <meta:generator>BrOffice/3.3$Linux LibreOffice_project/330m19$Build-301</meta:generator>
    <meta:document-statistic meta:object-count="6"/>
  </office:meta>
</office:document-meta>
</file>